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4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2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8"/>
        <table:table-column table:style-name="co6" table:default-cell-style-name="ce19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table:number-columns-repeated="5"/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D</text:p>
          </table:table-cell>
          <table:table-cell table:style-name="ce13" office:value-type="string">
            <text:p>FP</text:p>
          </table:table-cell>
          <table:table-cell table:style-name="ce15" office:value-type="string">
            <text:p>FP Final</text:p>
          </table:table-cell>
          <table:table-cell table:style-name="ce11"/>
          <table:table-cell table:style-name="ce16" office:value-type="string">
            <text:p>Final Grade</text:p>
          </table:table-cell>
          <table:table-cell office:value-type="string">
            <text:p>Final Grade</text:p>
          </table:table-cell>
          <table:table-cell table:style-name="ce19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7">
            <text:p>87</text:p>
          </table:table-cell>
          <table:table-cell table:style-name="ce9" table:formula="of:=[.L2]/50*0.15 + [.M2]/50*0.15 + [.N2]/100*0.2" office:value-type="float" office:value="0.441">
            <text:p>0.441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0">
            <text:p>0</text:p>
          </table:table-cell>
          <table:table-cell table:style-name="ce9" table:formula="of:=SUM(VLOOKUP([.Q2]; [.$AE$2:.$AF$15]; 2; 0); VLOOKUP([.R2]; [.$AE$2:.$AF$15]; 2; 0); [.S2]; [.T2])/(100+100+60+7)*0.05" office:value-type="float" office:value="0.0460674157303371">
            <text:p>0.04607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9" table:formula="of:=SUM(VLOOKUP([.W2]; [.$AE$2:.$AF$15]; 2; 0); VLOOKUP([.X2]; [.$AE$2:.$AF$15]; 2; 0))/200*0.15" office:value-type="float" office:value="0.144">
            <text:p>0.14400</text:p>
          </table:table-cell>
          <table:table-cell/>
          <table:table-cell table:style-name="ce16" table:formula="of:=[.J2] + [.O2] + [.U2] + [.Y2]" office:value-type="float" office:value="0.631067415730337">
            <text:p>0.63107</text:p>
          </table:table-cell>
          <table:table-cell table:style-name="ce17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D-">
            <text:p>D-</text:p>
          </table:table-cell>
          <table:table-cell table:style-name="ce19" table:formula="of:=VLOOKUP([.AB2]; [.$AH$2:.$AI$15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table:number-columns-repeated="2" office:value-type="string">
            <text:p>A</text:p>
          </table:table-cell>
          <table:table-cell table:number-columns-repeated="6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7">
            <text:p>97</text:p>
          </table:table-cell>
          <table:table-cell table:style-name="ce9" table:formula="of:=[.L3]/50*0.15 + [.M3]/50*0.15 + [.N3]/100*0.2" office:value-type="float" office:value="0.485">
            <text:p>0.48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7">
            <text:p>7</text:p>
          </table:table-cell>
          <table:table-cell table:style-name="ce9" table:formula="of:=SUM(VLOOKUP([.Q3]; [.$AE$2:.$AF$15]; 2; 0); VLOOKUP([.R3]; [.$AE$2:.$AF$15]; 2; 0); [.S3]; [.T3])/(100+100+60+7)*0.05" office:value-type="float" office:value="0.0436329588014981">
            <text:p>0.04363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9" table:formula="of:=SUM(VLOOKUP([.W3]; [.$AE$2:.$AF$15]; 2; 0); VLOOKUP([.X3]; [.$AE$2:.$AF$15]; 2; 0))/200*0.15" office:value-type="float" office:value="0.144">
            <text:p>0.14400</text:p>
          </table:table-cell>
          <table:table-cell/>
          <table:table-cell table:style-name="ce16" table:formula="of:=[.J3] + [.O3] + [.U3] + [.Y3]" office:value-type="float" office:value="0.672632958801498">
            <text:p>0.67263</text:p>
          </table:table-cell>
          <table:table-cell table:style-name="ce17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D+">
            <text:p>D+</text:p>
          </table:table-cell>
          <table:table-cell table:style-name="ce19" table:formula="of:=VLOOKUP([.AB3]; [.$AH$2:.$AI$15]; 2; 0)" office:value-type="float" office:value="1.3">
            <text:p>1.3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/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6">
            <text:p>96</text:p>
          </table:table-cell>
          <table:table-cell table:style-name="ce9" table:formula="of:=[.L4]/50*0.15 + [.M4]/50*0.15 + [.N4]/100*0.2" office:value-type="float" office:value="0.48">
            <text:p>0.480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9" table:formula="of:=SUM(VLOOKUP([.Q4]; [.$AE$2:.$AF$15]; 2; 0); VLOOKUP([.R4]; [.$AE$2:.$AF$15]; 2; 0); [.S4]; [.T4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 table:formula="of:=SUM(VLOOKUP([.W4]; [.$AE$2:.$AF$15]; 2; 0); VLOOKUP([.X4]; [.$AE$2:.$AF$15]; 2; 0))/200*0.15" office:value-type="float" office:value="0.13125">
            <text:p>0.13125</text:p>
          </table:table-cell>
          <table:table-cell/>
          <table:table-cell table:style-name="ce16" table:formula="of:=[.J4] + [.O4] + [.U4] + [.Y4]" office:value-type="float" office:value="0.647392322097378">
            <text:p>0.64739</text:p>
          </table:table-cell>
          <table:table-cell table:style-name="ce17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D">
            <text:p>D</text:p>
          </table:table-cell>
          <table:table-cell table:style-name="ce19" table:formula="of:=VLOOKUP([.AB4]; [.$AH$2:.$AI$15]; 2; 0)" office:value-type="float" office:value="1">
            <text:p>1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table:number-columns-repeated="6"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94">
            <text:p>94</text:p>
          </table:table-cell>
          <table:table-cell table:style-name="ce9" table:formula="of:=[.L5]/50*0.15 + [.M5]/50*0.15 + [.N5]/100*0.2" office:value-type="float" office:value="0.428">
            <text:p>0.428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9" table:formula="of:=SUM(VLOOKUP([.Q5]; [.$AE$2:.$AF$15]; 2; 0); VLOOKUP([.R5]; [.$AE$2:.$AF$15]; 2; 0); [.S5]; [.T5])/(100+100+60+7)*0.05" office:value-type="float" office:value="0.0413857677902622">
            <text:p>0.04139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 table:formula="of:=SUM(VLOOKUP([.W5]; [.$AE$2:.$AF$15]; 2; 0); VLOOKUP([.X5]; [.$AE$2:.$AF$15]; 2; 0))/200*0.15" office:value-type="float" office:value="0.13125">
            <text:p>0.13125</text:p>
          </table:table-cell>
          <table:table-cell/>
          <table:table-cell table:style-name="ce16" table:formula="of:=[.J5] + [.O5] + [.U5] + [.Y5]" office:value-type="float" office:value="0.600635767790262">
            <text:p>0.60064</text:p>
          </table:table-cell>
          <table:table-cell table:style-name="ce17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D-">
            <text:p>D-</text:p>
          </table:table-cell>
          <table:table-cell table:style-name="ce19" table:formula="of:=VLOOKUP([.AB5]; [.$AH$2:.$AI$15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6"/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90">
            <text:p>90</text:p>
          </table:table-cell>
          <table:table-cell table:style-name="ce9" table:formula="of:=[.L6]/50*0.15 + [.M6]/50*0.15 + [.N6]/100*0.2" office:value-type="float" office:value="0.414">
            <text:p>0.414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9" table:formula="of:=SUM(VLOOKUP([.Q6]; [.$AE$2:.$AF$15]; 2; 0); VLOOKUP([.R6]; [.$AE$2:.$AF$15]; 2; 0); [.S6]; [.T6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9" table:formula="of:=SUM(VLOOKUP([.W6]; [.$AE$2:.$AF$15]; 2; 0); VLOOKUP([.X6]; [.$AE$2:.$AF$15]; 2; 0))/200*0.15" office:value-type="float" office:value="0.12675">
            <text:p>0.12675</text:p>
          </table:table-cell>
          <table:table-cell/>
          <table:table-cell table:style-name="ce16" table:formula="of:=[.J6] + [.O6] + [.U6] + [.Y6]" office:value-type="float" office:value="0.574083333333333">
            <text:p>0.57408</text:p>
          </table:table-cell>
          <table:table-cell table:style-name="ce17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19" table:formula="of:=VLOOKUP([.AB6]; [.$AH$2:.$AI$15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uro Dreissig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/>
          <table:table-cell table:style-name="ce5" office:value-type="float" office:value="37">
            <text:p>37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4">
            <text:p>84</text:p>
          </table:table-cell>
          <table:table-cell table:style-name="ce9" table:formula="of:=[.L7]/50*0.15 + [.M7]/50*0.15 + [.N7]/100*0.2" office:value-type="float" office:value="0.402">
            <text:p>0.40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9" table:formula="of:=SUM(VLOOKUP([.Q7]; [.$AE$2:.$AF$15]; 2; 0); VLOOKUP([.R7]; [.$AE$2:.$AF$15]; 2; 0); [.S7]; [.T7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9" table:formula="of:=SUM(VLOOKUP([.W7]; [.$AE$2:.$AF$15]; 2; 0); VLOOKUP([.X7]; [.$AE$2:.$AF$15]; 2; 0))/200*0.15" office:value-type="float" office:value="0.13125">
            <text:p>0.13125</text:p>
          </table:table-cell>
          <table:table-cell/>
          <table:table-cell table:style-name="ce16" table:formula="of:=[.J7] + [.O7] + [.U7] + [.Y7]" office:value-type="float" office:value="0.566583333333333">
            <text:p>0.56658</text:p>
          </table:table-cell>
          <table:table-cell table:style-name="ce17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F">
            <text:p>F</text:p>
          </table:table-cell>
          <table:table-cell table:style-name="ce19" table:formula="of:=VLOOKUP([.AB7]; [.$AH$2:.$AI$15]; 2; 0)" office:value-type="float" office:value="0">
            <text:p>0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6"/>
          <table:table-cell table:style-name="ce9"/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7">
            <text:p>87</text:p>
          </table:table-cell>
          <table:table-cell table:style-name="ce9" table:formula="of:=[.L8]/50*0.15 + [.M8]/50*0.15 + [.N8]/100*0.2" office:value-type="float" office:value="0.435">
            <text:p>0.43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9" table:formula="of:=SUM(VLOOKUP([.Q8]; [.$AE$2:.$AF$15]; 2; 0); VLOOKUP([.R8]; [.$AE$2:.$AF$15]; 2; 0); [.S8]; [.T8])/(100+100+60+7)*0.05" office:value-type="float" office:value="0.0359550561797753">
            <text:p>0.03596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9" table:formula="of:=SUM(VLOOKUP([.W8]; [.$AE$2:.$AF$15]; 2; 0); VLOOKUP([.X8]; [.$AE$2:.$AF$15]; 2; 0))/200*0.15" office:value-type="float" office:value="0.13125">
            <text:p>0.13125</text:p>
          </table:table-cell>
          <table:table-cell/>
          <table:table-cell table:style-name="ce16" table:formula="of:=[.J8] + [.O8] + [.U8] + [.Y8]" office:value-type="float" office:value="0.602205056179775">
            <text:p>0.60221</text:p>
          </table:table-cell>
          <table:table-cell table:style-name="ce17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D-">
            <text:p>D-</text:p>
          </table:table-cell>
          <table:table-cell table:style-name="ce19" table:formula="of:=VLOOKUP([.AB8]; [.$AH$2:.$AI$15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4"/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57">
            <text:p>57</text:p>
          </table:table-cell>
          <table:table-cell table:style-name="ce9" table:formula="of:=[.L10]/50*0.15 + [.M10]/50*0.15 + [.N10]/100*0.2" office:value-type="float" office:value="0.291">
            <text:p>0.291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9" table:formula="of:=SUM(VLOOKUP([.Q10]; [.$AE$2:.$AF$15]; 2; 0); VLOOKUP([.R10]; [.$AE$2:.$AF$15]; 2; 0); [.S10]; [.T10])/(100+100+60+7)*0.05" office:value-type="float" office:value="0.0353932584269663">
            <text:p>0.03539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D-</text:p>
          </table:table-cell>
          <table:table-cell table:style-name="ce9" table:formula="of:=SUM(VLOOKUP([.W10]; [.$AE$2:.$AF$15]; 2; 0); VLOOKUP([.X10]; [.$AE$2:.$AF$15]; 2; 0))/200*0.15" office:value-type="float" office:value="0.04725">
            <text:p>0.04725</text:p>
          </table:table-cell>
          <table:table-cell/>
          <table:table-cell table:style-name="ce16" table:formula="of:=[.J10] + [.O10] + [.U10] + [.Y10]" office:value-type="float" office:value="0.373643258426966">
            <text:p>0.37364</text:p>
          </table:table-cell>
          <table:table-cell table:style-name="ce17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19" table:formula="of:=VLOOKUP([.AB10]; [.$AH$2:.$AI$15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6"/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91">
            <text:p>91</text:p>
          </table:table-cell>
          <table:table-cell table:style-name="ce9" table:formula="of:=[.L11]/50*0.15 + [.M11]/50*0.15 + [.N11]/100*0.2" office:value-type="float" office:value="0.422">
            <text:p>0.42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 table:formula="of:=SUM(VLOOKUP([.Q11]; [.$AE$2:.$AF$15]; 2; 0); VLOOKUP([.R11]; [.$AE$2:.$AF$15]; 2; 0); [.S11]; [.T11])/(100+100+60+7)*0.05" office:value-type="float" office:value="0.0322097378277154">
            <text:p>0.03221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9" table:formula="of:=SUM(VLOOKUP([.W11]; [.$AE$2:.$AF$15]; 2; 0); VLOOKUP([.X11]; [.$AE$2:.$AF$15]; 2; 0))/200*0.15" office:value-type="float" office:value="0.13125">
            <text:p>0.13125</text:p>
          </table:table-cell>
          <table:table-cell/>
          <table:table-cell table:style-name="ce16" table:formula="of:=[.J11] + [.O11] + [.U11] + [.Y11]" office:value-type="float" office:value="0.585459737827715">
            <text:p>0.58546</text:p>
          </table:table-cell>
          <table:table-cell table:style-name="ce17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19" table:formula="of:=VLOOKUP([.AB11]; [.$AH$2:.$AI$15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number-columns-repeated="6"/>
          <table:table-cell table:style-name="ce9"/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93">
            <text:p>93</text:p>
          </table:table-cell>
          <table:table-cell table:style-name="ce9" table:formula="of:=[.L12]/50*0.15 + [.M12]/50*0.15 + [.N12]/100*0.2" office:value-type="float" office:value="0.456">
            <text:p>0.456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9" table:formula="of:=SUM(VLOOKUP([.Q12]; [.$AE$2:.$AF$15]; 2; 0); VLOOKUP([.R12]; [.$AE$2:.$AF$15]; 2; 0); [.S12]; [.T12])/(100+100+60+7)*0.05" office:value-type="float" office:value="0.0353932584269663">
            <text:p>0.03539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9" table:formula="of:=SUM(VLOOKUP([.W12]; [.$AE$2:.$AF$15]; 2; 0); VLOOKUP([.X12]; [.$AE$2:.$AF$15]; 2; 0))/200*0.15" office:value-type="float" office:value="0.144">
            <text:p>0.14400</text:p>
          </table:table-cell>
          <table:table-cell/>
          <table:table-cell table:style-name="ce16" table:formula="of:=[.J12] + [.O12] + [.U12] + [.Y12]" office:value-type="float" office:value="0.635393258426966">
            <text:p>0.63539</text:p>
          </table:table-cell>
          <table:table-cell table:style-name="ce17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D-">
            <text:p>D-</text:p>
          </table:table-cell>
          <table:table-cell table:style-name="ce19" table:formula="of:=VLOOKUP([.AB12]; [.$AH$2:.$AI$15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table:number-columns-repeated="6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94">
            <text:p>94</text:p>
          </table:table-cell>
          <table:table-cell table:style-name="ce9" table:formula="of:=[.L13]/50*0.15 + [.M13]/50*0.15 + [.N13]/100*0.2" office:value-type="float" office:value="0.473">
            <text:p>0.47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9" table:formula="of:=SUM(VLOOKUP([.Q13]; [.$AE$2:.$AF$15]; 2; 0); VLOOKUP([.R13]; [.$AE$2:.$AF$15]; 2; 0); [.S13]; [.T13])/(100+100+60+7)*0.05" office:value-type="float" office:value="0.047940074906367">
            <text:p>0.04794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9" table:formula="of:=SUM(VLOOKUP([.W13]; [.$AE$2:.$AF$15]; 2; 0); VLOOKUP([.X13]; [.$AE$2:.$AF$15]; 2; 0))/200*0.15" office:value-type="float" office:value="0.144">
            <text:p>0.14400</text:p>
          </table:table-cell>
          <table:table-cell/>
          <table:table-cell table:style-name="ce16" table:formula="of:=[.J13] + [.O13] + [.U13] + [.Y13]" office:value-type="float" office:value="0.664940074906367">
            <text:p>0.66494</text:p>
          </table:table-cell>
          <table:table-cell table:style-name="ce17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D">
            <text:p>D</text:p>
          </table:table-cell>
          <table:table-cell table:style-name="ce19" table:formula="of:=VLOOKUP([.AB13]; [.$AH$2:.$AI$15]; 2; 0)" office:value-type="float" office:value="1">
            <text:p>1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6"/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91">
            <text:p>91</text:p>
          </table:table-cell>
          <table:table-cell table:style-name="ce9" table:formula="of:=[.L14]/50*0.15 + [.M14]/50*0.15 + [.N14]/100*0.2" office:value-type="float" office:value="0.404">
            <text:p>0.404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9" table:formula="of:=SUM(VLOOKUP([.Q14]; [.$AE$2:.$AF$15]; 2; 0); VLOOKUP([.R14]; [.$AE$2:.$AF$15]; 2; 0); [.S14]; [.T14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9" table:formula="of:=SUM(VLOOKUP([.W14]; [.$AE$2:.$AF$15]; 2; 0); VLOOKUP([.X14]; [.$AE$2:.$AF$15]; 2; 0))/200*0.15" office:value-type="float" office:value="0.13125">
            <text:p>0.13125</text:p>
          </table:table-cell>
          <table:table-cell/>
          <table:table-cell table:style-name="ce16" table:formula="of:=[.J14] + [.O14] + [.U14] + [.Y14]" office:value-type="float" office:value="0.571392322097378">
            <text:p>0.57139</text:p>
          </table:table-cell>
          <table:table-cell table:style-name="ce17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19" table:formula="of:=VLOOKUP([.AB14]; [.$AH$2:.$AI$15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 table:number-columns-repeated="6"/>
          <table:table-cell table:style-name="ce9"/>
          <table:table-cell/>
          <table:table-cell table:style-name="ce5" office:value-type="float" office:value="31">
            <text:p>31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9">
            <text:p>79</text:p>
          </table:table-cell>
          <table:table-cell table:style-name="ce9" table:formula="of:=[.L15]/50*0.15 + [.M15]/50*0.15 + [.N15]/100*0.2" office:value-type="float" office:value="0.353">
            <text:p>0.353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">
            <text:p>5</text:p>
          </table:table-cell>
          <table:table-cell table:style-name="ce9" table:formula="of:=SUM(VLOOKUP([.Q15]; [.$AE$2:.$AF$15]; 2; 0); VLOOKUP([.R15]; [.$AE$2:.$AF$15]; 2; 0); [.S15]; [.T15])/(100+100+60+7)*0.05" office:value-type="float" office:value="0.0455056179775281">
            <text:p>0.04551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9" table:formula="of:=SUM(VLOOKUP([.W15]; [.$AE$2:.$AF$15]; 2; 0); VLOOKUP([.X15]; [.$AE$2:.$AF$15]; 2; 0))/200*0.15" office:value-type="float" office:value="0.12675">
            <text:p>0.12675</text:p>
          </table:table-cell>
          <table:table-cell/>
          <table:table-cell table:style-name="ce16" table:formula="of:=[.J15] + [.O15] + [.U15] + [.Y15]" office:value-type="float" office:value="0.525255617977528">
            <text:p>0.52526</text:p>
          </table:table-cell>
          <table:table-cell table:style-name="ce17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19" table:formula="of:=VLOOKUP([.AB15]; [.$AH$2:.$AI$15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6"/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82">
            <text:p>82</text:p>
          </table:table-cell>
          <table:table-cell table:style-name="ce9" table:formula="of:=[.L16]/50*0.15 + [.M16]/50*0.15 + [.N16]/100*0.2" office:value-type="float" office:value="0.392">
            <text:p>0.39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9" table:formula="of:=SUM(VLOOKUP([.Q16]; [.$AE$2:.$AF$15]; 2; 0); VLOOKUP([.R16]; [.$AE$2:.$AF$15]; 2; 0); [.S16]; [.T16])/(100+100+60+7)*0.05" office:value-type="float" office:value="0.0325842696629213">
            <text:p>0.0325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9" table:formula="of:=SUM(VLOOKUP([.W16]; [.$AE$2:.$AF$15]; 2; 0); VLOOKUP([.X16]; [.$AE$2:.$AF$15]; 2; 0))/200*0.15" office:value-type="float" office:value="0.144">
            <text:p>0.14400</text:p>
          </table:table-cell>
          <table:table-cell/>
          <table:table-cell table:style-name="ce16" table:formula="of:=[.J16] + [.O16] + [.U16] + [.Y16]" office:value-type="float" office:value="0.568584269662921">
            <text:p>0.56858</text:p>
          </table:table-cell>
          <table:table-cell table:style-name="ce17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19" table:formula="of:=VLOOKUP([.AB16]; [.$AH$2:.$AI$15]; 2; 0)" office:value-type="float" office:value="0">
            <text:p>0</text:p>
          </table:table-cell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Alden Page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/>
          <table:table-cell table:style-name="ce9"/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83">
            <text:p>83</text:p>
          </table:table-cell>
          <table:table-cell table:style-name="ce9" table:formula="of:=[.L17]/50*0.15 + [.M17]/50*0.15 + [.N17]/100*0.2" office:value-type="float" office:value="0.367">
            <text:p>0.367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+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 table:formula="of:=SUM(VLOOKUP([.Q17]; [.$AE$2:.$AF$15]; 2; 0); VLOOKUP([.R17]; [.$AE$2:.$AF$15]; 2; 0); [.S17]; [.T17])/(100+100+60+7)*0.05" office:value-type="float" office:value="0.0303370786516854">
            <text:p>0.03034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9" table:formula="of:=SUM(VLOOKUP([.W17]; [.$AE$2:.$AF$15]; 2; 0); VLOOKUP([.X17]; [.$AE$2:.$AF$15]; 2; 0))/200*0.15" office:value-type="float" office:value="0.1215">
            <text:p>0.12150</text:p>
          </table:table-cell>
          <table:table-cell/>
          <table:table-cell table:style-name="ce16" table:formula="of:=[.J17] + [.O17] + [.U17] + [.Y17]" office:value-type="float" office:value="0.518837078651685">
            <text:p>0.51884</text:p>
          </table:table-cell>
          <table:table-cell table:style-name="ce17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19" table:formula="of:=VLOOKUP([.AB17]; [.$AH$2:.$AI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9" table:formula="of:=[.L18]/50*0.15 + [.M18]/50*0.15 + [.N18]/100*0.2" office:value-type="float" office:value="0.481">
            <text:p>0.481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9" table:formula="of:=SUM(VLOOKUP([.Q18]; [.$AE$2:.$AF$15]; 2; 0); VLOOKUP([.R18]; [.$AE$2:.$AF$15]; 2; 0); [.S18]; [.T18])/(100+100+60+7)*0.05" office:value-type="float" office:value="0.0473782771535581">
            <text:p>0.0473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9" table:formula="of:=SUM(VLOOKUP([.W18]; [.$AE$2:.$AF$15]; 2; 0); VLOOKUP([.X18]; [.$AE$2:.$AF$15]; 2; 0))/200*0.15" office:value-type="float" office:value="0.144">
            <text:p>0.14400</text:p>
          </table:table-cell>
          <table:table-cell/>
          <table:table-cell table:style-name="ce16" table:formula="of:=[.J18] + [.O18] + [.U18] + [.Y18]" office:value-type="float" office:value="0.672378277153558">
            <text:p>0.67238</text:p>
          </table:table-cell>
          <table:table-cell table:style-name="ce17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D+">
            <text:p>D+</text:p>
          </table:table-cell>
          <table:table-cell table:style-name="ce19" table:formula="of:=VLOOKUP([.AB18]; [.$AH$2:.$AI$15]; 2; 0)" office:value-type="float" office:value="1.3">
            <text:p>1.3</text:p>
          </table:table-cell>
          <table:table-cell table:number-columns-repeated="988"/>
        </table:table-row>
        <table:table-row table:style-name="ro1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/>
          <table:table-cell table:style-name="ce5" office:value-type="float" office:value="40">
            <text:p>4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91">
            <text:p>91</text:p>
          </table:table-cell>
          <table:table-cell table:style-name="ce9" table:formula="of:=[.L19]/50*0.15 + [.M19]/50*0.15 + [.N19]/100*0.2" office:value-type="float" office:value="0.428">
            <text:p>0.428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9" table:formula="of:=SUM(VLOOKUP([.Q19]; [.$AE$2:.$AF$15]; 2; 0); VLOOKUP([.R19]; [.$AE$2:.$AF$15]; 2; 0); [.S19]; [.T19])/(100+100+60+7)*0.05" office:value-type="float" office:value="0.0335205992509363">
            <text:p>0.03352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9" table:formula="of:=SUM(VLOOKUP([.W19]; [.$AE$2:.$AF$15]; 2; 0); VLOOKUP([.X19]; [.$AE$2:.$AF$15]; 2; 0))/200*0.15" office:value-type="float" office:value="0.13125">
            <text:p>0.13125</text:p>
          </table:table-cell>
          <table:table-cell/>
          <table:table-cell table:style-name="ce16" table:formula="of:=[.J19] + [.O19] + [.U19] + [.Y19]" office:value-type="float" office:value="0.592770599250936">
            <text:p>0.59277</text:p>
          </table:table-cell>
          <table:table-cell table:style-name="ce17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19" table:formula="of:=VLOOKUP([.AB19]; [.$AH$2:.$AI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IN</text:p>
          </table:table-cell>
          <table:table-cell table:number-columns-repeated="6"/>
          <table:table-cell table:style-name="ce9"/>
          <table:table-cell/>
          <table:table-cell table:style-name="ce5" office:value-type="float" office:value="38">
            <text:p>3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0">
            <text:p>90</text:p>
          </table:table-cell>
          <table:table-cell table:style-name="ce9" table:formula="of:=[.L20]/50*0.15 + [.M20]/50*0.15 + [.N20]/100*0.2" office:value-type="float" office:value="0.432">
            <text:p>0.432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9" table:formula="of:=SUM(VLOOKUP([.Q20]; [.$AE$2:.$AF$15]; 2; 0); VLOOKUP([.R20]; [.$AE$2:.$AF$15]; 2; 0); [.S20]; [.T20])/(100+100+60+7)*0.05" office:value-type="float" office:value="0.0337078651685393">
            <text:p>0.03371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9" table:formula="of:=SUM(VLOOKUP([.W20]; [.$AE$2:.$AF$15]; 2; 0); VLOOKUP([.X20]; [.$AE$2:.$AF$15]; 2; 0))/200*0.15" office:value-type="float" office:value="0.144">
            <text:p>0.14400</text:p>
          </table:table-cell>
          <table:table-cell/>
          <table:table-cell table:style-name="ce16" table:formula="of:=[.J20] + [.O20] + [.U20] + [.Y20]" office:value-type="float" office:value="0.609707865168539">
            <text:p>0.60971</text:p>
          </table:table-cell>
          <table:table-cell table:style-name="ce17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D-">
            <text:p>D-</text:p>
          </table:table-cell>
          <table:table-cell table:style-name="ce19" table:formula="of:=VLOOKUP([.AB20]; [.$AH$2:.$AI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6"/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4">
            <text:p>94</text:p>
          </table:table-cell>
          <table:table-cell table:style-name="ce9" table:formula="of:=[.L21]/50*0.15 + [.M21]/50*0.15 + [.N21]/100*0.2" office:value-type="float" office:value="0.458">
            <text:p>0.458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9" table:formula="of:=SUM(VLOOKUP([.Q21]; [.$AE$2:.$AF$15]; 2; 0); VLOOKUP([.R21]; [.$AE$2:.$AF$15]; 2; 0); [.S21]; [.T21])/(100+100+60+7)*0.05" office:value-type="float" office:value="0.0473782771535581">
            <text:p>0.0473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9" table:formula="of:=SUM(VLOOKUP([.W21]; [.$AE$2:.$AF$15]; 2; 0); VLOOKUP([.X21]; [.$AE$2:.$AF$15]; 2; 0))/200*0.15" office:value-type="float" office:value="0.144">
            <text:p>0.14400</text:p>
          </table:table-cell>
          <table:table-cell/>
          <table:table-cell table:style-name="ce16" table:formula="of:=[.J21] + [.O21] + [.U21] + [.Y21]" office:value-type="float" office:value="0.649378277153558">
            <text:p>0.64938</text:p>
          </table:table-cell>
          <table:table-cell table:style-name="ce17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D">
            <text:p>D</text:p>
          </table:table-cell>
          <table:table-cell table:style-name="ce19" table:formula="of:=VLOOKUP([.AB21]; [.$AH$2:.$AI$15]; 2; 0)" office:value-type="float" office:value="1">
            <text:p>1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/>
          <table:table-cell table:number-columns-repeated="6"/>
          <table:table-cell table:style-name="ce17" table:formula="of:=AVERAGE([.AA2:.AA19])" office:value-type="float" office:value="0.588426745979291">
            <text:p>0.588426746</text:p>
          </table:table-cell>
          <table:table-cell table:style-name="ce14"/>
          <table:table-cell table:style-name="ce17" table:formula="of:=AVERAGE([.AC2:.AC21])" office:value-type="float" office:value="0.294736842105263">
            <text:p>0.2947368421</text:p>
          </table:table-cell>
          <table:table-cell table:number-columns-repeated="988"/>
        </table:table-row>
        <table:table-row table:style-name="ro1" table:number-rows-repeated="5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 table:number-columns-repeated="9"/>
          <table:table-cell table:style-name="ce10"/>
          <table:table-cell table:number-columns-repeated="1007"/>
        </table:table-row>
        <table:table-row table:style-name="ro1" table:number-rows-repeated="1048547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 style:data-style-name="N2" text:time-value="0000-00-00T13:31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2-19T10:10:53</dc:date>
    <dc:creator>Gregory Kapfhammer</dc:creator>
    <meta:editing-duration>P11DT19H42M8S</meta:editing-duration>
    <meta:editing-cycles>213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442" meta:object-count="0"/>
  </office:meta>
</office:document-meta>
</file>